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2-25, 0-14 SL)</text:p>
          </table:table-cell>
          <table:table-cell office:value-type="string">
            <text:p>17</text:p>
          </table:table-cell>
          <table:table-cell office:value-type="string">
            <text:p>12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rdue Fort Wayne (12-18, 4-10 SL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21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21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50</text:p>
          </table:table-cell>
          <table:table-cell office:value-type="string">
            <text:p>.140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3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5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.293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-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2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.0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Fiona Hardin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2</text:p>
          </table:table-cell>
          <table:table-cell office:value-type="string">
            <text:p>13</text:p>
          </table:table-cell>
          <table:table-cell office:value-type="string">
            <text:p>105</text:p>
          </table:table-cell>
          <table:table-cell office:value-type="string">
            <text:p>.181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6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.000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e'Bria Green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arbara Maximiano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31</text:p>
          </table:table-cell>
          <table:table-cell office:value-type="string">
            <text:p>.45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12</text:p>
          </table:table-cell>
          <table:table-cell office:value-type="string">
            <text:p>106</text:p>
          </table:table-cell>
          <table:table-cell office:value-type="string">
            <text:p>.377</text:p>
          </table:table-cell>
          <table:table-cell office:value-type="string">
            <text:p>5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